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0.111in" style:contextual-spacing="false" fo:line-height="108%"/>
    </style:style>
    <style:style style:name="P2" style:family="paragraph" style:parent-style-name="normal">
      <style:paragraph-properties fo:margin-top="0in" fo:margin-bottom="0.111in" style:contextual-spacing="false" fo:line-height="108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normal">
      <style:paragraph-properties fo:margin-top="0in" fo:margin-bottom="0.111in" style:contextual-spacing="false" fo:line-height="108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normal">
      <style:paragraph-properties fo:margin-top="0in" fo:margin-bottom="0.111in" style:contextual-spacing="false" fo:line-height="138%"/>
    </style:style>
    <style:style style:name="P5" style:family="paragraph" style:parent-style-name="normal">
      <style:paragraph-properties fo:margin-left="0in" fo:margin-right="0in" fo:margin-top="0in" fo:margin-bottom="0.111in" style:contextual-spacing="false" fo:line-height="108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normal">
      <style:paragraph-properties fo:break-before="page"/>
    </style:style>
    <style:style style:name="P7" style:family="paragraph" style:parent-style-name="normal" style:master-page-name="Standard">
      <style:paragraph-properties fo:margin-top="0in" fo:margin-bottom="0.111in" style:contextual-spacing="false" fo:line-height="108%" style:page-number="1"/>
    </style:style>
    <style:style style:name="P8" style:family="paragraph" style:parent-style-name="normal">
      <style:paragraph-properties fo:margin-top="0in" fo:margin-bottom="0.111in" style:contextual-spacing="false" fo:line-height="108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normal">
      <style:paragraph-properties fo:margin-top="0in" fo:margin-bottom="0.111in" style:contextual-spacing="false" fo:line-height="138%"/>
      <style:text-properties fo:font-size="12pt" fo:font-weight="bold" style:font-size-asian="12pt" style:font-weight-asian="bold" style:font-size-complex="12pt"/>
    </style:style>
    <style:style style:name="P10" style:family="paragraph" style:parent-style-name="normal">
      <style:paragraph-properties fo:margin-top="0in" fo:margin-bottom="0.111in" style:contextual-spacing="false" fo:line-height="138%"/>
      <style:text-properties fo:color="#ff0000" loext:opacity="100%" fo:font-size="12pt" fo:font-weight="bold" style:font-size-asian="12pt" style:font-weight-asian="bold" style:font-size-complex="12pt"/>
    </style:style>
    <style:style style:name="P11" style:family="paragraph" style:parent-style-name="normal" style:list-style-name="WWNum1">
      <style:paragraph-properties fo:margin-left="0.5in" fo:margin-right="0in" fo:margin-top="0in" fo:margin-bottom="0in" style:contextual-spacing="false" fo:line-height="108%" fo:text-indent="-0.2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normal" style:list-style-name="WWNum1">
      <style:paragraph-properties fo:margin-left="0.5in" fo:margin-right="0in" fo:margin-top="0in" fo:margin-bottom="0in" style:contextual-spacing="false" fo:line-height="108%" fo:text-indent="-0.25in" style:auto-text-indent="false"/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P13" style:family="paragraph" style:parent-style-name="normal" style:list-style-name="WWNum1">
      <style:paragraph-properties fo:margin-left="0.5in" fo:margin-right="0in" fo:margin-top="0in" fo:margin-bottom="0.111in" style:contextual-spacing="false" fo:line-height="108%" fo:text-indent="-0.25in" style:auto-text-indent="false"/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P14" style:family="paragraph" style:parent-style-name="normal">
      <style:paragraph-properties fo:margin-left="0in" fo:margin-right="0in" fo:margin-top="0in" fo:margin-bottom="0.111in" style:contextual-spacing="false" fo:line-height="108%" fo:text-indent="0in" style:auto-text-indent="false"/>
      <style:text-properties fo:color="#ff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fo:color="#ff0000" loext:opacity="100%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LISA LAB BARAZA HELD ON THE </text:span><text:span text:style-name="T4">……...</text:span><text:span text:style-name="T1">th OF </text:span><text:span text:style-name="T4">………..</text:span><text:span text:style-name="T1">.FROM </text:span><text:span text:style-name="T4">9:00PM TO 9:24PM.</text:span></text:p>
      <text:p text:style-name="P2"/>
      <text:p text:style-name="P2">CONDUCTED BY:</text:p>
      <text:p text:style-name="P1"><text:span text:style-name="T2">1. <text:s text:c="3"/></text:span><text:span text:style-name="T5">…………….</text:span><text:span text:style-name="T2">(Maintained order/ Facilitator/Chair)</text:span></text:p>
      <text:p text:style-name="P1"><text:span text:style-name="T2">2. <text:s text:c="3"/></text:span><text:span text:style-name="T5">……………..</text:span><text:span text:style-name="T2">(Secretary)</text:span></text:p>
      <text:p text:style-name="P2"/>
      <text:p text:style-name="P9">Participants present:</text:p>
      <text:p text:style-name="P10">All members were present</text:p>
      <text:p text:style-name="P4"/>
      <text:p text:style-name="P9">Participant/s absent:</text:p>
      <text:p text:style-name="P4"/>
      <text:p text:style-name="P4"><text:span text:style-name="T6">Approval of minutes from last meeting</text:span><text:span text:style-name="T7"> <text:s text:c="8"/></text:span></text:p>
      <text:p text:style-name="P4"><text:span text:style-name="T3">The minutes of the previous meeting were unanimously approved as read</text:span>.</text:p>
      <text:p text:style-name="P2"/>
      <text:p text:style-name="P2">INTRODUCTION</text:p>
      <text:p text:style-name="P3"/>
      <text:p text:style-name="P3"/>
      <text:p text:style-name="P2">AGENDA</text:p>
      <text:list xml:id="list1566623048" text:style-name="WWNum1">
        <text:list-item>
          <text:p text:style-name="P11"/>
        </text:list-item>
        <text:list-item>
          <text:p text:style-name="P12"/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13"/>
        </text:list-item>
      </text:list>
      <text:p text:style-name="P5"/>
      <text:p text:style-name="P14">(ACADEMIC PERFORMANCE)</text:p>
      <text:p text:style-name="P5"><text:soft-page-break/></text:p>
      <text:p text:style-name="P14">(DUTY ROSTER)</text:p>
      <text:p text:style-name="P5"/>
      <text:p text:style-name="P5"/>
      <text:p text:style-name="P5"/>
      <text:p text:style-name="P2">ADJOURNMENT</text:p>
      <text:p text:style-name="P2"/>
      <text:p text:style-name="P9">Minutes submitted by: </text:p>
      <text:p text:style-name="P4"><text:span text:style-name="T6">Minutes approved by:</text:span> ………………..</text:p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4T21:05:47.768849108</dc:date>
    <meta:editing-duration>PT30M16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3" meta:paragraph-count="22" meta:word-count="65" meta:character-count="456" meta:non-whitespace-character-count="397"/>
  </office:meta>
</office:document-meta>
</file>